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300dc" officeooo:paragraph-rsid="001300dc" style:font-size-asian="21pt" style:font-size-complex="24pt"/>
    </style:style>
    <style:style style:name="P2" style:family="paragraph" style:parent-style-name="Standard">
      <style:paragraph-properties fo:text-align="center" style:justify-single-word="false"/>
      <style:text-properties fo:font-size="20pt" officeooo:rsid="001300dc" officeooo:paragraph-rsid="001300dc" style:font-size-asian="17.5pt" style:font-size-complex="20pt"/>
    </style:style>
    <style:style style:name="P3" style:family="paragraph" style:parent-style-name="Standard">
      <style:paragraph-properties fo:text-align="start" style:justify-single-word="false"/>
      <style:text-properties fo:font-size="10.5pt" officeooo:rsid="001300dc" officeooo:paragraph-rsid="001300dc" style:font-size-asian="9.14999961853027pt" style:font-size-complex="10.5pt"/>
    </style:style>
    <style:style style:name="P4" style:family="paragraph" style:parent-style-name="Standard">
      <style:paragraph-properties fo:text-align="justify" style:justify-single-word="false"/>
      <style:text-properties fo:font-size="10.5pt" officeooo:rsid="001300dc" officeooo:paragraph-rsid="001495bd" style:font-size-asian="9.14999961853027pt" style:font-size-complex="10.5pt"/>
    </style:style>
    <style:style style:name="P5" style:family="paragraph" style:parent-style-name="Standard">
      <style:paragraph-properties fo:text-align="justify" style:justify-single-word="false"/>
      <style:text-properties fo:font-size="10.5pt" officeooo:rsid="001ab207" officeooo:paragraph-rsid="001ab207" style:font-size-asian="9.14999961853027pt" style:font-size-complex="10.5pt"/>
    </style:style>
    <style:style style:name="P6" style:family="paragraph" style:parent-style-name="Standard">
      <style:paragraph-properties fo:text-align="justify" style:justify-single-word="false"/>
      <style:text-properties fo:font-size="10.5pt" officeooo:rsid="001c879c" officeooo:paragraph-rsid="001c879c" style:font-size-asian="9.14999961853027pt" style:font-size-complex="10.5pt"/>
    </style:style>
    <style:style style:name="P7" style:family="paragraph" style:parent-style-name="Standard">
      <style:paragraph-properties fo:text-align="justify" style:justify-single-word="false"/>
      <style:text-properties fo:font-size="10.5pt" officeooo:rsid="001ab207" officeooo:paragraph-rsid="001ab207" style:font-size-asian="9.14999961853027pt" style:font-size-complex="10.5pt"/>
    </style:style>
    <style:style style:name="P8" style:family="paragraph" style:parent-style-name="Standard">
      <style:paragraph-properties fo:text-align="justify" style:justify-single-word="false"/>
      <style:text-properties fo:font-size="10.5pt" officeooo:rsid="001e3ff8" officeooo:paragraph-rsid="001e3ff8" style:font-size-asian="9.14999961853027pt" style:font-size-complex="10.5pt"/>
    </style:style>
    <style:style style:name="T1" style:family="text">
      <style:text-properties officeooo:rsid="001495bd"/>
    </style:style>
    <style:style style:name="T2" style:family="text">
      <style:text-properties fo:background-color="#afd095" loext:char-shading-value="0"/>
    </style:style>
    <style:style style:name="T3" style:family="text">
      <style:text-properties fo:background-color="#afd095" loext:char-shading-value="0"/>
    </style:style>
    <style:style style:name="T4" style:family="text">
      <style:text-properties fo:background-color="#b4c7dc" loext:char-shading-value="0"/>
    </style:style>
    <style:style style:name="T5" style:family="text">
      <style:text-properties fo:background-color="#b4c7dc" loext:char-shading-value="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495bd"/>
    </style:style>
    <style:style style:name="T8" style:family="text">
      <style:text-properties fo:background-color="#ff5429" loext:char-shading-value="0"/>
    </style:style>
    <style:style style:name="T9" style:family="text">
      <style:text-properties fo:background-color="#ff5429" loext:char-shading-value="0"/>
    </style:style>
    <style:style style:name="T10" style:family="text">
      <style:text-properties fo:background-color="transparent" loext:char-shading-value="0"/>
    </style:style>
    <style:style style:name="T11" style:family="text">
      <style:text-properties fo:background-color="transparent" loext:char-shading-value="0"/>
    </style:style>
    <style:style style:name="T12" style:family="text">
      <style:text-properties fo:background-color="#b3cac7" loext:char-shading-value="0"/>
    </style:style>
    <style:style style:name="T13" style:family="text">
      <style:text-properties style:text-underline-style="none" fo:background-color="transparent" loext:char-shading-value="0"/>
    </style:style>
    <style:style style:name="T14" style:family="text">
      <style:text-properties fo:background-color="#ff4000" loext:char-shading-value="0"/>
    </style:style>
    <style:style style:name="T15" style:family="text">
      <style:text-properties officeooo:rsid="001c87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geniería de Software</text:p>
      <text:p text:style-name="P2">Práctica 3: Historias de usuario</text:p>
      <text:p text:style-name="P3"/>
      <text:p text:style-name="P3"/>
      <text:p text:style-name="P4">1.</text:p>
      <text:p text:style-name="P4"><text:span text:style-name="T1"><text:tab/>S</text:span>uponga que trabaja en una consultora la cual ha sido recientemente contactada por una empresa de alquiler de mobiliario para eventos para la realización de una app. De las diferentes entrevistas se ha obtenido la siguiente información: </text:p>
      <text:p text:style-name="P4"><text:tab/>El <text:span text:style-name="T10">gerente</text:span> nos dijo que resulta fundamental tener una aplicación móvil que nos permita <text:span text:style-name="T10">manejar la agenda</text:span> de la empresa, sabiendo qué <text:span text:style-name="T6">disponibilidad</text:span> tenemos y permitiendo que nuestros <text:span text:style-name="T2">clientes</text:span> <text:span text:style-name="T10">alquilen</text:span> a través de la app. Para esta primera versión de la app, el gerente nos pidió que sea posible <text:span text:style-name="T10">dar de alta los diferentes mobiliarios</text:span>, así como la posibilidad de que los <text:span text:style-name="T10">usuarios</text:span> puedan <text:span text:style-name="T4">realizar una reserva</text:span> de alquiler desde sus dispositivos. Para el detalle de cómo se realiza la <text:span text:style-name="T12">carga de los muebles</text:span>, el <text:span text:style-name="T10">gerente</text:span> nos sugirió hablar con el encargado del departamento de mobiliario. El encargado de mobiliario nos comentó que de cada mueble se debe cargar <text:span text:style-name="T6">código de inventario, tipo de mueble, fecha de creación, fecha de últim</text:span><text:span text:style-name="T7">o </text:span><text:span text:style-name="T6">mantenimiento, estado (libre, de baja, alquilado) y el precio de alquiler</text:span>. Además, <text:span text:style-name="T8">no pueden existir códigos repetidos</text:span> y por el contrato de la franquicia, <text:span text:style-name="T10">el precio debe cargarse en dólares</text:span>. Para que el <text:span text:style-name="T2">encargado</text:span> pueda dar de alta el mobiliario <text:span text:style-name="T13">debe autenticarse en el sistema</text:span>. El registro de <text:span text:style-name="T10">los usuarios de carga no debe modelarse.</text:span></text:p>
      <text:p text:style-name="P4"><text:tab/>El encargado del departamento de alquileres no comentó acerca de las reservas de los alquileres. Por una política comercial de la marca una <text:span text:style-name="T8">reserva tiene que incluir como mínimo 3 muebles</text:span>. La reserva debe tener una <text:span text:style-name="T6">fecha, lugar del evento, cantidad de días y mobiliario junto a su cantidad</text:span>. Para realizar una reserva <text:span text:style-name="T13">se debe abonar el 20% del total del alquiler</text:span>. El pago de la reserva se realiza únicamente con <text:span text:style-name="T8">tarjeta de crédito validando número de tarjeta y fondos a través de un servicio del banco</text:span>. Luego de efectuado el pago, <text:span text:style-name="T6">se emite un número de reserva</text:span> <text:span text:style-name="T14">único</text:span> que será luego utilizado por el cliente para hacer efectivo el alquiler.</text:p>
      <text:p text:style-name="P4"/>
      <text:p text:style-name="P5">Iniciar sesión de encargado.</text:p>
      <text:p text:style-name="P5">Cargar datos de mobiliario.</text:p>
      <text:p text:style-name="P6">Cerrar sesión de encargado.</text:p>
      <text:p text:style-name="P5">Realizar reserva.</text:p>
      <text:p text:style-name="P5"><text:span text:style-name="T15">Realizar pago de </text:span>reserva.</text:p>
      <text:p text:style-name="P5"/>
      <text:p text:style-name="P8">2.</text:p>
      <text:p text:style-name="P8"><text:tab/>Suponga que trabaja en el área de sistemas de la Facultad de Informática y se le solicitó la automatización del pago de carreras de posgrado. Inicialmente se coordinó una reunión con el director del posgrado y se obtuvo la siguiente información:</text:p>
      <text:p text:style-name="P8"><text:tab/>Ya que no se desea seguir cobrando el dinero en la secretaría, es necesario que los <text:span text:style-name="T11">alumnos</text:span> puedan pagar las carreras vía web. Como el director de posgrado no realiza tareas administrativas nos recomendó hablar con el secretario académico. De la entrevista con el secretario académico se obtuvo la siguiente información: </text:p>
      <text:p text:style-name="P8"><text:tab/>Es necesario <text:span text:style-name="T5">cargar las carreras a un sistema</text:span>. En esta primera versión del sistema sólo se nos pidió esta funcionalidad, sin la modificación ni eliminación. De cada carrera se conoce: <text:span text:style-name="T6">nombre de la carrera</text:span> (<text:span text:style-name="T9">no puede repetirse</text:span>), <text:span text:style-name="T6">duración en años</text:span> (a partir de la consulta del estatuto de posgrado se obtuvo que como <text:span text:style-name="T9">máximo son 5 años</text:span>), <text:span text:style-name="T6">costo y cantidad máxima de cuotas para el pago</text:span>. La carga de las carreras no la realiza el secretario académico sino un <text:span text:style-name="T3">empleado administrativo</text:span>. Al preguntarle por la dinámica del sistema, el secretario académico nos derivó con el jefe del área administrativa, con el cual hicimos otra entrevista y pudimos obtener la siguiente información:</text:p>
      <text:p text:style-name="P8"><text:tab/>El requerimiento fue que el <text:span text:style-name="T3">alumno</text:span> ingrese a la web de posgrado y pueda <text:span text:style-name="T5">registrarse</text:span> ingresando: <text:span text:style-name="T6">nombre, apellido, nombre de usuario</text:span> (<text:span text:style-name="T9">único</text:span>) y <text:span text:style-name="T6">contraseña</text:span> (<text:span text:style-name="T9">más de 6 dígitos</text:span>). Cualquier alumno previamente registrado, puede <text:span text:style-name="T5">iniciar sesión</text:span> con su <text:span text:style-name="T6">nombre de usuario y contraseña</text:span>, habilitándose la inscripción a alguna de las carreras. Para ejemplificar esta funcionalidad nos otorgaron acceso al sistema SIGEF, el cual realiza funcionalidades similares para las carreras de grado. Para <text:span text:style-name="T5">inscribirse</text:span>, el alumno deberá seleccionar la <text:span text:style-name="T6">carrera, ingresar la cantidad de cuotas a pagar, ingresar el número de tarjeta</text:span> y, en caso de que la tarjeta sea válida y tenga fondos, se hará efectivo el cobro y la inscripción. La tarjeta de crédito <text:span text:style-name="T9">se valida a través de un servicio del banco</text:span> con el cual la universidad tiene convenio. Luego de efectuado el cobro, el sistema debe imprimir dos comprobantes, uno de inscripción y otro de pago. La única forma que tiene el alumno de <text:span text:style-name="T9">pagar es con tarjeta de crédi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15:43:15.790690991</meta:creation-date>
    <dc:date>2023-09-08T17:01:53.979393470</dc:date>
    <meta:editing-duration>PT1H31M43S</meta:editing-duration>
    <meta:editing-cycles>4</meta:editing-cycles>
    <meta:generator>LibreOffice/7.3.7.2$Linux_X86_64 LibreOffice_project/30$Build-2</meta:generator>
    <meta:document-statistic meta:table-count="0" meta:image-count="0" meta:object-count="0" meta:page-count="1" meta:paragraph-count="16" meta:word-count="717" meta:character-count="4353" meta:non-whitespace-character-count="3643"/>
  </office:meta>
</office:document-meta>
</file>